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267cm" fo:min-width="0.053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97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616cm"/>
    </style:style>
    <style:style style:name="gr4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42cm"/>
      <style:paragraph-properties style:writing-mode="lr-tb"/>
    </style:style>
    <style:style style:name="gr5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7cm" fo:min-width="0.053cm" fo:padding-top="0.14cm" fo:padding-bottom="0.14cm" fo:padding-left="0.265cm" fo:padding-right="0.265cm"/>
    </style:style>
    <style:style style:name="gr6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7cm" fo:min-width="0.052cm" fo:padding-top="0.14cm" fo:padding-bottom="0.14cm" fo:padding-left="0.265cm" fo:padding-right="0.265cm"/>
    </style:style>
    <style:style style:name="gr7" style:family="graphic" style:parent-style-name="standard">
      <style:graphic-properties svg:stroke-width="0.05cm" draw:marker-start-width="0.28cm" draw:marker-end-width="0.15cm" draw:fill="solid" draw:fill-color="#f8f8f8" draw:textarea-horizontal-align="justify" draw:textarea-vertical-align="middle" draw:auto-grow-height="false" fo:min-height="0.267cm" fo:min-width="0.053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f8f8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83cm" svg:height="0.547cm" svg:x="1.292cm" svg:y="1.028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0.547cm" svg:height="0.598cm" svg:x="1.292cm" svg:y="1.028cm">
          <draw:text-box>
            <text:p>2</text:p>
          </draw:text-box>
        </draw:frame>
        <draw:frame draw:style-name="gr3" draw:text-style-name="P2" draw:layer="layout" svg:width="0.364cm" svg:height="1.187cm" svg:x="4.279cm" svg:y="0.335cm">
          <draw:text-box>
            <text:p/>
          </draw:text-box>
        </draw:frame>
        <draw:frame draw:style-name="gr4" draw:text-style-name="P2" xml:id="id1" draw:id="id1" draw:layer="layout" svg:width="0.546cm" svg:height="0.598cm" svg:x="2.786cm" svg:y="0.153cm">
          <draw:text-box>
            <text:p>x</text:p>
          </draw:text-box>
        </draw:frame>
        <draw:custom-shape draw:style-name="gr5" draw:text-style-name="P3" draw:layer="layout" svg:width="0.583cm" svg:height="0.547cm" svg:x="0.127cm" svg:y="1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7cm" svg:x="0.71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1.875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2.458cm" svg:y="1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7cm" svg:x="3.041cm" svg:y="1.0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47cm" svg:height="0.598cm" svg:x="3.623cm" svg:y="1.028cm">
          <draw:text-box>
            <text:p>1</text:p>
          </draw:text-box>
        </draw:frame>
        <draw:custom-shape draw:style-name="gr7" draw:text-style-name="P4" draw:layer="layout" svg:width="0.583cm" svg:height="0.547cm" svg:x="3.623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4.206cm" svg:y="1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7cm" svg:x="4.789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5.371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5.954cm" svg:y="1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7cm" svg:x="6.537cm" svg:y="1.0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83cm" svg:height="0.547cm" svg:x="7.119cm" svg:y="1.028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0.547cm" svg:height="0.598cm" svg:x="7.119cm" svg:y="1.028cm">
          <draw:text-box>
            <text:p>3</text:p>
          </draw:text-box>
        </draw:frame>
        <draw:custom-shape draw:style-name="gr5" draw:text-style-name="P3" draw:layer="layout" svg:width="0.583cm" svg:height="0.547cm" svg:x="7.702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8.285cm" svg:y="1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82cm" svg:height="0.547cm" svg:x="8.868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9.45cm" svg:y="1.028cm"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2.786cm" svg:y1="0.452cm" svg:x2="1.565cm" svg:y2="1.028cm" draw:start-shape="id1" draw:start-glue-point="3" draw:end-shape="id2" draw:end-glue-point="0" svg:d="M2786 452c-814 0-1221 192-1221 576" svg:viewBox="0 0 1222 577">
          <text:p/>
        </draw:connector>
        <draw:frame draw:style-name="gr4" draw:text-style-name="P2" xml:id="id3" draw:id="id3" draw:layer="layout" svg:width="0.546cm" svg:height="0.598cm" svg:x="4.534cm" svg:y="0.153cm">
          <draw:text-box>
            <text:p>y</text:p>
          </draw:text-box>
        </draw:frame>
        <draw:connector draw:style-name="gr8" draw:text-style-name="P5" draw:layer="layout" draw:type="curve" svg:x1="5.08cm" svg:y1="0.452cm" svg:x2="7.392cm" svg:y2="1.028cm" draw:start-shape="id3" draw:start-glue-point="1" draw:end-shape="id4" draw:end-glue-point="0" svg:d="M5080 452c1542 0 2312 192 2312 576" svg:viewBox="0 0 2313 5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Bold" style:font-family-generic="modern" style:font-pitch="variable" fo:font-size="9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.7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4-12-12T16:03:42.633010033</dc:date>
    <meta:editing-duration>PT38M26S</meta:editing-duration>
    <meta:editing-cycles>14</meta:editing-cycles>
    <meta:generator>LibreOffice/7.3.7.2$Linux_X86_64 LibreOffice_project/30$Build-2</meta:generator>
    <meta:document-statistic meta:object-count="25"/>
  </office:meta>
</office:document-meta>
</file>